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8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Num. Of Trades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Optimized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Command Line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92.37" calcext:value-type="float">
            <text:p>92.37</text:p>
          </table:table-cell>
          <table:table-cell office:value-type="string" calcext:value-type="string">
            <text:p><text:s/>0: 0/0</text:p>
          </table:table-cell>
          <table:table-cell office:value-type="float" office:value="0.5719" calcext:value-type="float">
            <text:p>0.5719</text:p>
          </table:table-cell>
          <table:table-cell office:value-type="string" calcext:value-type="string">
            <text:p><text:s/>TIMEFRAME=15 NUM_CLASSES=3 TICKER="btcusd" SAMPLES_MULTIPLIER=0.05 VERBOSE=True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477.65" calcext:value-type="float">
            <text:p>477.65</text:p>
          </table:table-cell>
          <table:table-cell office:value-type="string" calcext:value-type="string">
            <text:p><text:s/>0: 0/0</text:p>
          </table:table-cell>
          <table:table-cell office:value-type="float" office:value="0.5852" calcext:value-type="float">
            <text:p>0.5852</text:p>
          </table:table-cell>
          <table:table-cell office:value-type="string" calcext:value-type="string">
            <text:p><text:s/>TIMEFRAME=15 NUM_CLASSES=3 TICKER="btcusd" SAMPLES_MULTIPLIER=0.1 VERBOSE=True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150.3" calcext:value-type="float">
            <text:p>150.3</text:p>
          </table:table-cell>
          <table:table-cell office:value-type="string" calcext:value-type="string">
            <text:p><text:s/>0: 0/0</text:p>
          </table:table-cell>
          <table:table-cell office:value-type="float" office:value="0.5637" calcext:value-type="float">
            <text:p>0.5637</text:p>
          </table:table-cell>
          <table:table-cell office:value-type="string" calcext:value-type="string">
            <text:p><text:s/>TIMEFRAME=15 NUM_CLASSES=3 TICKER="btcusd" SAMPLES_MULTIPLIER=0.05 VERBOSE=True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419.08" calcext:value-type="float">
            <text:p>419.08</text:p>
          </table:table-cell>
          <table:table-cell office:value-type="string" calcext:value-type="string">
            <text:p><text:s/>0: 0/0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<text:s/>TIMEFRAME=15 NUM_CLASSES=3 TICKER="btcusd" SAMPLES_MULTIPLIER=0.1 VERBOSE=True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107.1" calcext:value-type="float">
            <text:p>107.1</text:p>
          </table:table-cell>
          <table:table-cell office:value-type="string" calcext:value-type="string">
            <text:p><text:s/>0: 0/0</text:p>
          </table:table-cell>
          <table:table-cell office:value-type="float" office:value="0.5672" calcext:value-type="float">
            <text:p>0.5672</text:p>
          </table:table-cell>
          <table:table-cell office:value-type="string" calcext:value-type="string">
            <text:p><text:s/>TIMEFRAME=15 NUM_CLASSES=3 TICKER="btcusd" SAMPLES_MULTIPLIER=0.05 VERBOSE=True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63.08" calcext:value-type="float">
            <text:p>63.08</text:p>
          </table:table-cell>
          <table:table-cell office:value-type="string" calcext:value-type="string">
            <text:p><text:s/>0: 0/0</text:p>
          </table:table-cell>
          <table:table-cell office:value-type="float" office:value="0.5744" calcext:value-type="float">
            <text:p>0.5744</text:p>
          </table:table-cell>
          <table:table-cell office:value-type="string" calcext:value-type="string">
            <text:p><text:s/>TIMEFRAME=15 NUM_CLASSES=3 TICKER="btcusd" SAMPLES_MULTIPLIER=0.1 VERBOSE=True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0: 0/0</text:p>
          </table:table-cell>
          <table:table-cell office:value-type="float" office:value="0.5719" calcext:value-type="float">
            <text:p>0.5719</text:p>
          </table:table-cell>
          <table:table-cell office:value-type="string" calcext:value-type="string">
            <text:p><text:s/>TIMEFRAME=15 NUM_CLASSES=3 TICKER="btcusd" SAMPLES_MULTIPLIER=0.05 VERBOSE=True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95.19" calcext:value-type="float">
            <text:p>95.19</text:p>
          </table:table-cell>
          <table:table-cell office:value-type="string" calcext:value-type="string">
            <text:p><text:s/>0: 0/0</text:p>
          </table:table-cell>
          <table:table-cell office:value-type="float" office:value="0.5657" calcext:value-type="float">
            <text:p>0.5657</text:p>
          </table:table-cell>
          <table:table-cell office:value-type="string" calcext:value-type="string">
            <text:p><text:s/>TIMEFRAME=15 NUM_CLASSES=3 TICKER="btcusd" SAMPLES_MULTIPLIER=0.1 VERBOSE=True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-85.04" calcext:value-type="float">
            <text:p>-85.04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60.88%</text:p>
          </table:table-cell>
          <table:table-cell office:value-type="string" calcext:value-type="string">
            <text:p><text:s text:c="2"/>NUM_CLASSES=3 TICKER="btcusd" SAMPLES_MULTIPLIER=0.05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534.35" calcext:value-type="float">
            <text:p>534.35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58.68%</text:p>
          </table:table-cell>
          <table:table-cell office:value-type="string" calcext:value-type="string">
            <text:p><text:s text:c="2"/>NUM_CLASSES=3 TICKER="btcusd" SAMPLES_MULTIPLIER=0.1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-89.09" calcext:value-type="float">
            <text:p>-89.09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51.64%</text:p>
          </table:table-cell>
          <table:table-cell office:value-type="string" calcext:value-type="string">
            <text:p><text:s text:c="2"/>NUM_CLASSES=3 OPTIMIZER=keras.optimizers.Adam(lr=0.0001) SAMPLES_MULTIPLIER=0.05 NUM_EPOCHS=2000 THRESHOLD_PCT=0.7 PREDICTION_THRESHOLD=0.1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-104.96" calcext:value-type="float">
            <text:p>-104.96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60.06%</text:p>
          </table:table-cell>
          <table:table-cell office:value-type="string" calcext:value-type="string">
            <text:p><text:s text:c="2"/>NUM_CLASSES=3 TICKER="btcusd" SAMPLES_MULTIPLIER=0.05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126.94" calcext:value-type="float">
            <text:p>126.94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60.32%</text:p>
          </table:table-cell>
          <table:table-cell office:value-type="string" calcext:value-type="string">
            <text:p><text:s text:c="2"/>NUM_CLASSES=3 TICKER="btcusd" SAMPLES_MULTIPLIER=0.1 NUM_EPOCHS=2000 THRESHOLD_PCT=0.7 PREDICTION_THRESHOLD=0.2</text:p>
          </table:table-cell>
        </table:table-row>
        <table:table-row table:style-name="ro1">
          <table:table-cell office:value-type="string" calcext:value-type="string">
            <text:p>f2.lst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5.66" calcext:value-type="float">
            <text:p>1805.6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<text:s/>0: 0/0</text:p>
          </table:table-cell>
          <table:table-cell office:value-type="string" calcext:value-type="string">
            <text:p><text:s text:c="2"/>acc: 50.41%</text:p>
          </table:table-cell>
          <table:table-cell office:value-type="string" calcext:value-type="string">
            <text:p><text:s text:c="2"/>NUM_CLASSES=3 OPTIMIZER=keras.optimizers.Adam(lr=0.0001) SAMPLES_MULTIPLIER=0.1 NUM_EPOCHS=2000 THRESHOLD_PCT=0.7 PREDICTION_THRESHOLD=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7T15:59:19.44206441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8" meta:object-count="0"/>
  </office:meta>
</office:document-meta>
</file>